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03cm"/>
    </style:style>
    <style:style style:name="co2" style:family="table-column">
      <style:table-column-properties fo:break-before="auto" style:column-width="4.609cm"/>
    </style:style>
    <style:style style:name="co3" style:family="table-column">
      <style:table-column-properties fo:break-before="auto" style:column-width="3.2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2.726cm" svg:y="7.14cm">
            <draw:object draw:notify-on-update-of-ranges="Hoja1.B2:Hoja1.F2 Hoja1.A3:Hoja1.A3 Hoja1.B3:Hoja1.F3 Hoja1.A4:Hoja1.A4 Hoja1.B4:Hoja1.F4 Hoja1.A5:Hoja1.A5 Hoja1.B5:Hoja1.F5 Hoja1.A6:Hoja1.A6 Hoja1.B6:Hoja1.F6 Hoja1.A7:Hoja1.A7 Hoja1.B7:Hoj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65cm" svg:y="25.521cm">
            <draw:object draw:notify-on-update-of-ranges="Hoja1.A49:Hoja1.A49 Hoja1.B49:Hoja1.G49 Hoja1.A50:Hoja1.A50 Hoja1.B50:Hoja1.G50 Hoja1.A51:Hoja1.A51 Hoja1.B51:Hoja1.G51 Hoja1.A52:Hoja1.A52 Hoja1.B52:Hoja1.G52 Hoja1.A53:Hoja1.A53 Hoja1.B53:Hoja1.G53 Hoja1.A54:Hoja1.A54 Hoja1.B54:Hoja1.G5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2.358cm" svg:y="39.875cm">
            <draw:object draw:notify-on-update-of-ranges="Hoja1.A82:Hoja1.A86 Hoja1.B81:Hoja1.B81 Hoja1.B82:Hoja1.B8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style-name="ce1" office:value-type="string" calcext:value-type="string">
            <text:p>Experimento 1</text:p>
          </table:table-cell>
          <table:table-cell table:number-columns-repeated="6"/>
        </table:table-row>
        <table:table-row table:style-name="ro1">
          <table:table-cell table:style-name="ce2"/>
          <table:table-cell table:style-name="ce4" office:value-type="string" calcext:value-type="string">
            <text:p>cupcake</text:p>
          </table:table-cell>
          <table:table-cell table:style-name="ce4" office:value-type="string" calcext:value-type="string">
            <text:p>morocho</text:p>
          </table:table-cell>
          <table:table-cell table:style-name="ce4" office:value-type="string" calcext:value-type="string">
            <text:p>tenis</text:p>
          </table:table-cell>
          <table:table-cell table:style-name="ce4" office:value-type="string" calcext:value-type="string">
            <text:p>bebes</text:p>
          </table:table-cell>
          <table:table-cell table:style-name="ce10" office:value-type="string" calcext:value-type="string">
            <text:p>fideos</text:p>
          </table:table-cell>
          <table:table-cell/>
        </table:table-row>
        <table:table-row table:style-name="ro1">
          <table:table-cell table:style-name="ce2" office:value-type="string" calcext:value-type="string">
            <text:p>Vecino Más cercano</text:p>
          </table:table-cell>
          <table:table-cell table:style-name="ce5" office:value-type="float" office:value="45.0112" calcext:value-type="float">
            <text:p>45,0112</text:p>
          </table:table-cell>
          <table:table-cell table:style-name="ce5" office:value-type="float" office:value="83.308" calcext:value-type="float">
            <text:p>83,308</text:p>
          </table:table-cell>
          <table:table-cell table:style-name="ce5" office:value-type="float" office:value="30.9356" calcext:value-type="float">
            <text:p>30,9356</text:p>
          </table:table-cell>
          <table:table-cell table:style-name="ce5" office:value-type="float" office:value="120.327" calcext:value-type="float">
            <text:p>120,327</text:p>
          </table:table-cell>
          <table:table-cell table:style-name="ce8" office:value-type="float" office:value="61.5792" calcext:value-type="float">
            <text:p>61,5792</text:p>
          </table:table-cell>
          <table:table-cell/>
        </table:table-row>
        <table:table-row table:style-name="ro1">
          <table:table-cell table:style-name="ce2" office:value-type="string" calcext:value-type="string">
            <text:p>Interpolación Lineal</text:p>
          </table:table-cell>
          <table:table-cell table:style-name="ce5" office:value-type="float" office:value="29.8591" calcext:value-type="float">
            <text:p>29,8591</text:p>
          </table:table-cell>
          <table:table-cell table:style-name="ce5" office:value-type="float" office:value="51.6138" calcext:value-type="float">
            <text:p>51,6138</text:p>
          </table:table-cell>
          <table:table-cell table:style-name="ce5" office:value-type="float" office:value="19.3621" calcext:value-type="float">
            <text:p>19,3621</text:p>
          </table:table-cell>
          <table:table-cell table:style-name="ce5" office:value-type="float" office:value="86.5087" calcext:value-type="float">
            <text:p>86,5087</text:p>
          </table:table-cell>
          <table:table-cell table:style-name="ce8" office:value-type="float" office:value="43.6452" calcext:value-type="float">
            <text:p>43,6452</text:p>
          </table:table-cell>
          <table:table-cell/>
        </table:table-row>
        <table:table-row table:style-name="ro1">
          <table:table-cell table:style-name="ce2" office:value-type="string" calcext:value-type="string">
            <text:p>Splines con bloques de 4</text:p>
          </table:table-cell>
          <table:table-cell table:style-name="ce5" office:value-type="float" office:value="35.3717" calcext:value-type="float">
            <text:p>35,3717</text:p>
          </table:table-cell>
          <table:table-cell table:style-name="ce5" office:value-type="float" office:value="65.2409" calcext:value-type="float">
            <text:p>65,2409</text:p>
          </table:table-cell>
          <table:table-cell table:style-name="ce5" office:value-type="float" office:value="20.8447" calcext:value-type="float">
            <text:p>20,8447</text:p>
          </table:table-cell>
          <table:table-cell table:style-name="ce5" office:value-type="float" office:value="98.4989" calcext:value-type="float">
            <text:p>98,4989</text:p>
          </table:table-cell>
          <table:table-cell table:style-name="ce8" office:value-type="float" office:value="48.9282" calcext:value-type="float">
            <text:p>48,9282</text:p>
          </table:table-cell>
          <table:table-cell/>
        </table:table-row>
        <table:table-row table:style-name="ro1">
          <table:table-cell table:style-name="ce2" office:value-type="string" calcext:value-type="string">
            <text:p>Splines con bloques de 8</text:p>
          </table:table-cell>
          <table:table-cell table:style-name="ce5" office:value-type="float" office:value="33.5335" calcext:value-type="float">
            <text:p>33,5335</text:p>
          </table:table-cell>
          <table:table-cell table:style-name="ce5" office:value-type="float" office:value="76.3302" calcext:value-type="float">
            <text:p>76,3302</text:p>
          </table:table-cell>
          <table:table-cell table:style-name="ce5" office:value-type="float" office:value="22.4604" calcext:value-type="float">
            <text:p>22,4604</text:p>
          </table:table-cell>
          <table:table-cell table:style-name="ce5" office:value-type="float" office:value="108.7" calcext:value-type="float">
            <text:p>108,7</text:p>
          </table:table-cell>
          <table:table-cell table:style-name="ce8" office:value-type="float" office:value="54.142" calcext:value-type="float">
            <text:p>54,142</text:p>
          </table:table-cell>
          <table:table-cell/>
        </table:table-row>
        <table:table-row table:style-name="ro1">
          <table:table-cell table:style-name="ce2" office:value-type="string" calcext:value-type="string">
            <text:p>Splines con bloques de 16</text:p>
          </table:table-cell>
          <table:table-cell table:style-name="ce5" office:value-type="float" office:value="37.763" calcext:value-type="float">
            <text:p>37,763</text:p>
          </table:table-cell>
          <table:table-cell table:style-name="ce5" office:value-type="float" office:value="80.32" calcext:value-type="float">
            <text:p>80,32</text:p>
          </table:table-cell>
          <table:table-cell table:style-name="ce5" office:value-type="float" office:value="23.8345" calcext:value-type="float">
            <text:p>23,8345</text:p>
          </table:table-cell>
          <table:table-cell table:style-name="ce5" office:value-type="float" office:value="125.534" calcext:value-type="float">
            <text:p>125,534</text:p>
          </table:table-cell>
          <table:table-cell table:style-name="ce8" office:value-type="float" office:value="58.6143" calcext:value-type="float">
            <text:p>58,6143</text:p>
          </table:table-cell>
          <table:table-cell/>
        </table:table-row>
        <table:table-row table:style-name="ro1">
          <table:table-cell table:number-columns-repeated="4"/>
          <table:table-cell table:style-name="ce11"/>
          <table:table-cell table:number-columns-repeated="2"/>
        </table:table-row>
        <table:table-row table:style-name="ro1">
          <table:table-cell/>
          <table:table-cell office:value-type="string" calcext:value-type="string">
            <text:p>(frames int = 2)</text:p>
          </table:table-cell>
          <table:table-cell/>
          <table:table-cell office:value-type="string" calcext:value-type="string">
            <text:p>(eliminado para entender mejor el gráfico)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perro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4.75" calcext:value-type="float">
            <text:p>314,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9.528" calcext:value-type="float">
            <text:p>229,52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56.704" calcext:value-type="float">
            <text:p>256,70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6.05" calcext:value-type="float">
            <text:p>286,0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99.482" calcext:value-type="float">
            <text:p>299,482</text:p>
          </table:table-cell>
          <table:table-cell table:number-columns-repeated="3"/>
        </table:table-row>
        <table:table-row table:style-name="ro1" table:number-rows-repeated="22">
          <table:table-cell table:number-columns-repeated="7"/>
        </table:table-row>
        <table:table-row table:style-name="ro1">
          <table:table-cell office:value-type="string" calcext:value-type="string">
            <text:p>Máximos:</text:p>
          </table:table-cell>
          <table:table-cell table:number-columns-repeated="6"/>
        </table:table-row>
        <table:table-row table:style-name="ro1">
          <table:table-cell table:style-name="ce3"/>
          <table:table-cell table:style-name="ce4" office:value-type="string" calcext:value-type="string">
            <text:p>cupcake</text:p>
          </table:table-cell>
          <table:table-cell table:style-name="ce4" office:value-type="string" calcext:value-type="string">
            <text:p>morocho</text:p>
          </table:table-cell>
          <table:table-cell table:style-name="ce4" office:value-type="string" calcext:value-type="string">
            <text:p>tenis</text:p>
          </table:table-cell>
          <table:table-cell table:style-name="ce4" office:value-type="string" calcext:value-type="string">
            <text:p>bebes</text:p>
          </table:table-cell>
          <table:table-cell table:style-name="ce4" office:value-type="string" calcext:value-type="string">
            <text:p>fideos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Vecino Más cercano</text:p>
          </table:table-cell>
          <table:table-cell table:style-name="ce6" office:value-type="float" office:value="3299.59" calcext:value-type="float">
            <text:p>3299,59</text:p>
          </table:table-cell>
          <table:table-cell table:style-name="ce6" office:value-type="float" office:value="1649.76" calcext:value-type="float">
            <text:p>1649,76</text:p>
          </table:table-cell>
          <table:table-cell table:style-name="ce6" office:value-type="float" office:value="166.118" calcext:value-type="float">
            <text:p>166,12</text:p>
          </table:table-cell>
          <table:table-cell table:style-name="ce6" office:value-type="float" office:value="2744.17" calcext:value-type="float">
            <text:p>2744,17</text:p>
          </table:table-cell>
          <table:table-cell table:style-name="ce6" office:value-type="float" office:value="254.567" calcext:value-type="float">
            <text:p>254,57</text:p>
          </table:table-cell>
          <table:table-cell table:style-name="ce8" table:formula="of:=AVERAGE([.B40:.F40])" office:value-type="float" office:value="1622.841" calcext:value-type="float">
            <text:p>1622,841</text:p>
          </table:table-cell>
        </table:table-row>
        <table:table-row table:style-name="ro1">
          <table:table-cell table:style-name="ce2" office:value-type="string" calcext:value-type="string">
            <text:p>Interpolación Lineal</text:p>
          </table:table-cell>
          <table:table-cell table:style-name="ce6" office:value-type="float" office:value="1474.74" calcext:value-type="float">
            <text:p>1474,74</text:p>
          </table:table-cell>
          <table:table-cell table:style-name="ce6" office:value-type="float" office:value="1163.21" calcext:value-type="float">
            <text:p>1163,21</text:p>
          </table:table-cell>
          <table:table-cell table:style-name="ce6" office:value-type="float" office:value="112.955" calcext:value-type="float">
            <text:p>112,96</text:p>
          </table:table-cell>
          <table:table-cell table:style-name="ce6" office:value-type="float" office:value="1626.55" calcext:value-type="float">
            <text:p>1626,55</text:p>
          </table:table-cell>
          <table:table-cell table:style-name="ce6" office:value-type="float" office:value="154.708" calcext:value-type="float">
            <text:p>154,71</text:p>
          </table:table-cell>
          <table:table-cell table:style-name="ce8" table:formula="of:=AVERAGE([.B41:.F41])" office:value-type="float" office:value="906.4326" calcext:value-type="float">
            <text:p>906,4326</text:p>
          </table:table-cell>
        </table:table-row>
        <table:table-row table:style-name="ro1">
          <table:table-cell table:style-name="ce2" office:value-type="string" calcext:value-type="string">
            <text:p>Splines con bloques de 4</text:p>
          </table:table-cell>
          <table:table-cell table:style-name="ce6" office:value-type="float" office:value="1959.89" calcext:value-type="float">
            <text:p>1959,89</text:p>
          </table:table-cell>
          <table:table-cell table:style-name="ce6" office:value-type="float" office:value="1298.27" calcext:value-type="float">
            <text:p>1298,27</text:p>
          </table:table-cell>
          <table:table-cell table:style-name="ce6" office:value-type="float" office:value="130.554" calcext:value-type="float">
            <text:p>130,55</text:p>
          </table:table-cell>
          <table:table-cell table:style-name="ce5" office:value-type="float" office:value="1623.07" calcext:value-type="float">
            <text:p>1623,07</text:p>
          </table:table-cell>
          <table:table-cell table:style-name="ce6" office:value-type="float" office:value="61.805" calcext:value-type="float">
            <text:p>61,81</text:p>
          </table:table-cell>
          <table:table-cell table:style-name="ce8" table:formula="of:=AVERAGE([.B42:.F42])" office:value-type="float" office:value="1014.7178" calcext:value-type="float">
            <text:p>1014,7178</text:p>
          </table:table-cell>
        </table:table-row>
        <table:table-row table:style-name="ro1">
          <table:table-cell table:style-name="ce2" office:value-type="string" calcext:value-type="string">
            <text:p>Splines con bloques de 8</text:p>
          </table:table-cell>
          <table:table-cell table:style-name="ce6" office:value-type="float" office:value="1060.74" calcext:value-type="float">
            <text:p>1060,74</text:p>
          </table:table-cell>
          <table:table-cell table:style-name="ce6" office:value-type="float" office:value="1340.14" calcext:value-type="float">
            <text:p>1340,14</text:p>
          </table:table-cell>
          <table:table-cell table:style-name="ce6" office:value-type="float" office:value="184.545" calcext:value-type="float">
            <text:p>184,55</text:p>
          </table:table-cell>
          <table:table-cell table:style-name="ce6" office:value-type="float" office:value="1970.12" calcext:value-type="float">
            <text:p>1970,12</text:p>
          </table:table-cell>
          <table:table-cell table:style-name="ce6" office:value-type="float" office:value="244.584" calcext:value-type="float">
            <text:p>244,58</text:p>
          </table:table-cell>
          <table:table-cell table:style-name="ce8" table:formula="of:=AVERAGE([.B43:.F43])" office:value-type="float" office:value="960.0258" calcext:value-type="float">
            <text:p>960,0258</text:p>
          </table:table-cell>
        </table:table-row>
        <table:table-row table:style-name="ro1">
          <table:table-cell table:style-name="ce2" office:value-type="string" calcext:value-type="string">
            <text:p>Splines con bloques de 16</text:p>
          </table:table-cell>
          <table:table-cell table:style-name="ce6" office:value-type="float" office:value="1305.78" calcext:value-type="float">
            <text:p>1305,78</text:p>
          </table:table-cell>
          <table:table-cell table:style-name="ce6" office:value-type="float" office:value="1913.96" calcext:value-type="float">
            <text:p>1913,96</text:p>
          </table:table-cell>
          <table:table-cell table:style-name="ce6" office:value-type="float" office:value="353.354" calcext:value-type="float">
            <text:p>353,35</text:p>
          </table:table-cell>
          <table:table-cell table:style-name="ce6" office:value-type="float" office:value="2009.64" calcext:value-type="float">
            <text:p>2009,64</text:p>
          </table:table-cell>
          <table:table-cell table:style-name="ce6" office:value-type="float" office:value="445.129" calcext:value-type="float">
            <text:p>445,13</text:p>
          </table:table-cell>
          <table:table-cell table:style-name="ce8" table:formula="of:=AVERAGE([.B44:.F44])" office:value-type="float" office:value="1205.5726" calcext:value-type="float">
            <text:p>1205,5726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Experimento 2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 table:number-columns-spanned="3" table:number-rows-spanned="1">
            <text:p>frames internos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style-name="ce2"/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</table:table-row>
        <table:table-row table:style-name="ro1">
          <table:table-cell table:style-name="ce2" office:value-type="string" calcext:value-type="string">
            <text:p>Vecino Más cercano</text:p>
          </table:table-cell>
          <table:table-cell table:style-name="ce5" table:formula="of:=AVERAGE(45.0112;314.75;83.308;30.9356;120.327;61.5792)" office:value-type="float" office:value="109.3185" calcext:value-type="float">
            <text:p>109,3185</text:p>
          </table:table-cell>
          <table:table-cell table:style-name="ce5" table:formula="of:=AVERAGE(75.0243;571.526;122.311;60.5956;201.26;116.639)" office:value-type="float" office:value="191.225983333333" calcext:value-type="float">
            <text:p>191,2259833333</text:p>
          </table:table-cell>
          <table:table-cell table:style-name="ce8" table:formula="of:=AVERAGE(91.8027;762.867;203.109;90.501;264.514;165.972)" office:value-type="float" office:value="263.127616666667" calcext:value-type="float">
            <text:p>263,1276166667</text:p>
          </table:table-cell>
          <table:table-cell table:style-name="ce5" table:formula="of:=AVERAGE(139.897;238.575;928.773;119.139;339.284;207.559)" office:value-type="float" office:value="328.871166666667" calcext:value-type="float">
            <text:p>328,8711666667</text:p>
          </table:table-cell>
          <table:table-cell table:style-name="ce5" table:formula="of:=AVERAGE(173.649;301.966;1045.78;145.848;382.065;237.893)" office:value-type="float" office:value="381.200166666667" calcext:value-type="float">
            <text:p>381,2001666667</text:p>
          </table:table-cell>
          <table:table-cell table:style-name="ce5" table:formula="of:=AVERAGE(275.635;474.534;172.35;1153.35;372.633;203.865)" office:value-type="float" office:value="442.061166666667" calcext:value-type="float">
            <text:p>442,0611666667</text:p>
          </table:table-cell>
        </table:table-row>
        <table:table-row table:style-name="ro1">
          <table:table-cell table:style-name="ce2" office:value-type="string" calcext:value-type="string">
            <text:p>Interpolación Lineal</text:p>
          </table:table-cell>
          <table:table-cell table:style-name="ce5" table:formula="of:=AVERAGE([.B4:.F4];[.D12])" office:value-type="float" office:value="76.7528166666667" calcext:value-type="float">
            <text:p>76,7528166667</text:p>
          </table:table-cell>
          <table:table-cell table:style-name="ce5" table:formula="of:=AVERAGE(53.6601;427.874;92.725;40.4578;153.048;86.1893)" office:value-type="float" office:value="142.3257" calcext:value-type="float">
            <text:p>142,3257</text:p>
          </table:table-cell>
          <table:table-cell table:style-name="ce8" table:formula="of:=AVERAGE(75.7466;585.446;146.864;63.0961;209.167;125.779)" office:value-type="float" office:value="201.01645" calcext:value-type="float">
            <text:p>201,01645</text:p>
          </table:table-cell>
          <table:table-cell table:style-name="ce5" table:formula="of:=AVERAGE(102.771;178.791;714.487;84.7986;260.742;158.705)" office:value-type="float" office:value="250.0491" calcext:value-type="float">
            <text:p>250,0491</text:p>
          </table:table-cell>
          <table:table-cell table:style-name="ce5" table:formula="of:=AVERAGE(183.154;291.555;105.62;811.541;228.839;126.978)" office:value-type="float" office:value="291.281166666667" calcext:value-type="float">
            <text:p>291,2811666667</text:p>
          </table:table-cell>
          <table:table-cell table:style-name="ce5" table:formula="of:=AVERAGE(145.71;285.549;898.419;126.105;361.495;213.089)" office:value-type="float" office:value="338.3945" calcext:value-type="float">
            <text:p>338,3945</text:p>
          </table:table-cell>
        </table:table-row>
        <table:table-row table:style-name="ro1">
          <table:table-cell table:style-name="ce2" office:value-type="string" calcext:value-type="string">
            <text:p>Splines con bloques de 4</text:p>
          </table:table-cell>
          <table:table-cell table:style-name="ce5" table:formula="of:=AVERAGE([.B5:.F5];[.D13])" office:value-type="float" office:value="87.5980666666667" calcext:value-type="float">
            <text:p>87,5980666667</text:p>
          </table:table-cell>
          <table:table-cell table:style-name="ce5" table:formula="of:=AVERAGE(62.177;488.344;98.4069;43.6463;179.913;98.9888)" office:value-type="float" office:value="161.912666666667" calcext:value-type="float">
            <text:p>161,9126666667</text:p>
          </table:table-cell>
          <table:table-cell table:style-name="ce8" table:formula="of:=AVERAGE(85.1963;664.815;162.418;68.5048;242.925;142.752)" office:value-type="float" office:value="227.768516666667" calcext:value-type="float">
            <text:p>227,7685166667</text:p>
          </table:table-cell>
          <table:table-cell table:style-name="ce5" table:formula="of:=AVERAGE(178.391;311.528;92.5891;805.71;205.235;120.536)" office:value-type="float" office:value="285.66485" calcext:value-type="float">
            <text:p>285,66485</text:p>
          </table:table-cell>
          <table:table-cell table:style-name="ce5" table:formula="of:=AVERAGE(135.446;263.639;902.971;115.657;351.764;211.412)" office:value-type="float" office:value="330.148166666667" calcext:value-type="float">
            <text:p>330,1481666667</text:p>
          </table:table-cell>
          <table:table-cell table:style-name="ce5" table:formula="of:=AVERAGE(245.196;410.711; 137.553;1002.64; 328.838;158.281)" office:value-type="float" office:value="380.5365" calcext:value-type="float">
            <text:p>380,5365</text:p>
          </table:table-cell>
        </table:table-row>
        <table:table-row table:style-name="ro1">
          <table:table-cell table:style-name="ce2" office:value-type="string" calcext:value-type="string">
            <text:p>Splines con bloques de 8</text:p>
          </table:table-cell>
          <table:table-cell table:style-name="ce5" table:formula="of:=AVERAGE([.B6:.F6];[.D14])" office:value-type="float" office:value="96.86935" calcext:value-type="float">
            <text:p>96,86935</text:p>
          </table:table-cell>
          <table:table-cell table:style-name="ce5" table:formula="of:=AVERAGE(66.3889;530.388;111.826;47.4056;189.55;106.137)" office:value-type="float" office:value="175.282583333333" calcext:value-type="float">
            <text:p>175,2825833333</text:p>
          </table:table-cell>
          <table:table-cell table:style-name="ce8" table:formula="of:=AVERAGE(95.1269;716.159;178.607;73.7002;258.044;152.731)" office:value-type="float" office:value="245.728016666667" calcext:value-type="float">
            <text:p>245,7280166667</text:p>
          </table:table-cell>
          <table:table-cell table:style-name="ce5" table:formula="of:=AVERAGE(132.818;219.811;868.221;101.337;318.344;195.794)" office:value-type="float" office:value="306.054166666667" calcext:value-type="float">
            <text:p>306,0541666667</text:p>
          </table:table-cell>
          <table:table-cell table:style-name="ce5" table:formula="of:=AVERAGE(226.022;373.106;124.194;965.473;288.576;159.499)" office:value-type="float" office:value="356.145" calcext:value-type="float">
            <text:p>356,145</text:p>
          </table:table-cell>
          <table:table-cell table:style-name="ce5" table:formula="of:=AVERAGE(191.38;355.944;1093.97;147.345;455.85;254.311)" office:value-type="float" office:value="416.466666666667" calcext:value-type="float">
            <text:p>416,4666666667</text:p>
          </table:table-cell>
        </table:table-row>
        <table:table-row table:style-name="ro1">
          <table:table-cell table:style-name="ce2" office:value-type="string" calcext:value-type="string">
            <text:p>Splines con bloques de 16</text:p>
          </table:table-cell>
          <table:table-cell table:style-name="ce5" table:formula="of:=AVERAGE([.B7:.F7];[.D15])" office:value-type="float" office:value="104.257966666667" calcext:value-type="float">
            <text:p>104,2579666667</text:p>
          </table:table-cell>
          <table:table-cell table:style-name="ce5" table:formula="of:=AVERAGE(73.8393;564.792;114.907;50.9056;218.498;116.035)" office:value-type="float" office:value="189.829483333333" calcext:value-type="float">
            <text:p>189,8294833333</text:p>
          </table:table-cell>
          <table:table-cell table:style-name="ce8" table:formula="of:=AVERAGE(98.9849;750.186;185.01; 77.5372;265.835;159.943)" office:value-type="float" office:value="256.24935" calcext:value-type="float">
            <text:p>256,24935</text:p>
          </table:table-cell>
          <table:table-cell table:style-name="ce5" table:formula="of:=AVERAGE(195.794;350.758;103.394;937.863;235.553;144.168)" office:value-type="float" office:value="327.921666666667" calcext:value-type="float">
            <text:p>327,9216666667</text:p>
          </table:table-cell>
          <table:table-cell table:style-name="ce5" table:formula="of:=AVERAGE(171.063;309.813;1017.85;130.813;391.76;226.022)" office:value-type="float" office:value="374.5535" calcext:value-type="float">
            <text:p>374,5535</text:p>
          </table:table-cell>
          <table:table-cell table:style-name="ce5" table:formula="of:=AVERAGE(254.311;475.147;152.178;1121.97;371.42;181.014)" office:value-type="float" office:value="426.006666666667" calcext:value-type="float">
            <text:p>426,0066666667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1">
          <table:table-cell table:style-name="ce1" office:value-type="string" calcext:value-type="string">
            <text:p>Experimento 3</text:p>
          </table:table-cell>
          <table:table-cell office:value-type="string" calcext:value-type="string">
            <text:p>(PSNR con FI = 2)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Método</text:p>
          </table:table-cell>
          <table:table-cell table:style-name="ce8" office:value-type="string" calcext:value-type="string">
            <text:p>Promedio entre todos los inpu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Vecino Más cercano</text:p>
          </table:table-cell>
          <table:table-cell table:style-name="ce8" table:formula="of:=AVERAGE(32.5224;22.2815;39.1805;35.4634;34.6831;29.0771)" office:value-type="float" office:value="32.2013333333333" calcext:value-type="float">
            <text:p>32,2013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terpolación Lineal</text:p>
          </table:table-cell>
          <table:table-cell table:style-name="ce8" table:formula="of:=AVERAGE(34.1298;23.6189;34.4392;38.4812;36.8022; 30.2675)" office:value-type="float" office:value="32.9564666666667" calcext:value-type="float">
            <text:p>32,9564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plines con bloques de 4</text:p>
          </table:table-cell>
          <table:table-cell table:style-name="ce8" table:formula="of:=AVERAGE(33.8389;23.1742;33.4144;38.7222;36.2412;30.1813)" office:value-type="float" office:value="32.5953666666667" calcext:value-type="float">
            <text:p>32,595366666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plines con bloques de 8</text:p>
          </table:table-cell>
          <table:table-cell table:style-name="ce8" table:formula="of:=AVERAGE(33.3273;22.7614;32.4942;38.3841;35.577; 29.8654)" office:value-type="float" office:value="32.0682333333333" calcext:value-type="float">
            <text:p>32,068233333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plines con bloques de 16</text:p>
          </table:table-cell>
          <table:table-cell table:style-name="ce8" table:formula="of:=AVERAGE(33.114;22.6479;32.3172;38.0825;33.9903;29.6349)" office:value-type="float" office:value="31.6311333333333" calcext:value-type="float">
            <text:p>31,6311333333</text:p>
          </table:table-cell>
          <table:table-cell table:number-columns-repeated="5"/>
        </table:table-row>
        <table:table-row table:style-name="ro1" table:number-rows-repeated="24">
          <table:table-cell table:number-columns-repeated="7"/>
        </table:table-row>
        <table:table-row table:style-name="ro1">
          <table:table-cell table:style-name="ce1" office:value-type="string" calcext:value-type="string">
            <text:p>Experimento 4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étodo</text:p>
          </table:table-cell>
          <table:table-cell table:style-name="ce4" office:value-type="string" calcext:value-type="string">
            <text:p>Enteros</text:p>
          </table:table-cell>
          <table:table-cell table:style-name="ce4" office:value-type="string" calcext:value-type="string">
            <text:p>Fraccionari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Vecino Más cercano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nterpolación Lineal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Splines con bloques de 4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Splines con bloques de 8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Splines con bloques de 16</text:p>
          </table:table-cell>
          <table:table-cell table:style-name="ce9" table:number-columns-repeated="2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(FI = 2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6">
      <number:number number:decimal-places="5" number:min-integer-digits="1"/>
    </number:number-style>
    <number:number-style style:name="N107">
      <number:number number:decimal-places="6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01:43:29.34784262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19:42:04.964813459</meta:creation-date>
    <dc:date>2015-11-10T02:01:29.393874079</dc:date>
    <meta:editing-duration>PT1M2S</meta:editing-duration>
    <meta:editing-cycles>4</meta:editing-cycles>
    <meta:generator>LibreOffice/4.2.8.2$Linux_X86_64 LibreOffice_project/420m0$Build-2</meta:generator>
    <meta:document-statistic meta:table-count="1" meta:cell-count="15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89cm" svg:y="0.316cm" chart:style-name="ch2">
          <text:p>Efectividad de los métodos (según ECM promedio)</text:p>
        </chart:title>
        <chart:legend chart:legend-position="end" svg:x="11.197cm" svg:y="3.205cm" style:legend-expansion="high" chart:style-name="ch3"/>
        <chart:plot-area chart:style-name="ch4" table:cell-range-address="Hoja1.A2:Hoja1.F7" chart:data-source-has-labels="both" svg:x="1.331cm" svg:y="1.301cm" svg:width="9.546cm" svg:height="6.538cm">
          <chartooo:coordinate-region svg:x="2.138cm" svg:y="1.5cm" svg:width="8.739cm" svg:height="5.692cm"/>
          <chart:axis chart:dimension="x" chart:name="primary-x" chart:style-name="ch5" chartooo:axis-type="auto">
            <chartooo:date-scale/>
            <chart:title svg:x="5.69cm" svg:y="8.019cm" chart:style-name="ch6">
              <text:p>input</text:p>
            </chart:title>
            <chart:categories table:cell-range-address="Hoja1.B2:Hoja1.F2"/>
          </chart:axis>
          <chart:axis chart:dimension="y" chart:name="primary-y" chart:style-name="ch7">
            <chart:title svg:x="0.451cm" svg:y="5.659cm" chart:style-name="ch8">
              <text:p>ecm promedio</text:p>
            </chart:title>
            <chart:grid chart:style-name="ch9" chart:class="major"/>
          </chart:axis>
          <chart:series chart:style-name="ch10" chart:values-cell-range-address="Hoja1.B3:Hoja1.F3" chart:label-cell-address="Hoja1.A3:Hoja1.A3" chart:class="chart:bar">
            <chart:data-point chart:repeated="5"/>
          </chart:series>
          <chart:series chart:style-name="ch11" chart:values-cell-range-address="Hoja1.B4:Hoja1.F4" chart:label-cell-address="Hoja1.A4:Hoja1.A4" chart:class="chart:bar">
            <chart:data-point chart:repeated="5"/>
          </chart:series>
          <chart:series chart:style-name="ch12" chart:values-cell-range-address="Hoja1.B5:Hoja1.F5" chart:label-cell-address="Hoja1.A5:Hoja1.A5" chart:class="chart:bar">
            <chart:data-point chart:repeated="5"/>
          </chart:series>
          <chart:series chart:style-name="ch13" chart:values-cell-range-address="Hoja1.B6:Hoja1.F6" chart:label-cell-address="Hoja1.A6:Hoja1.A6" chart:class="chart:bar">
            <chart:data-point chart:repeated="5"/>
          </chart:series>
          <chart:series chart:style-name="ch14" chart:values-cell-range-address="Hoja1.B7:Hoja1.F7" chart:label-cell-address="Hoja1.A7:Hoja1.A7" chart:class="chart:bar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pcake</text:p>
                <draw:g>
                  <svg:desc>Hoja1.B2:Hoja1.F2</svg:desc>
                </draw:g>
              </table:table-cell>
              <table:table-cell office:value-type="string">
                <text:p>morocho</text:p>
              </table:table-cell>
              <table:table-cell office:value-type="string">
                <text:p>tenis</text:p>
              </table:table-cell>
              <table:table-cell office:value-type="string">
                <text:p>bebes</text:p>
              </table:table-cell>
              <table:table-cell office:value-type="string">
                <text:p>fideos</text:p>
              </table:table-cell>
            </table:table-row>
          </table:table-header-rows>
          <table:table-rows>
            <table:table-row>
              <table:table-cell office:value-type="string">
                <text:p>Vecino Más cercano</text:p>
                <draw:g>
                  <svg:desc>Hoja1.A3:Hoja1.A3</svg:desc>
                </draw:g>
              </table:table-cell>
              <table:table-cell office:value-type="float" office:value="45.0112">
                <text:p>45.0112</text:p>
                <draw:g>
                  <svg:desc>Hoja1.B3:Hoja1.F3</svg:desc>
                </draw:g>
              </table:table-cell>
              <table:table-cell office:value-type="float" office:value="83.308">
                <text:p>83.308</text:p>
              </table:table-cell>
              <table:table-cell office:value-type="float" office:value="30.9356">
                <text:p>30.9356</text:p>
              </table:table-cell>
              <table:table-cell office:value-type="float" office:value="120.327">
                <text:p>120.327</text:p>
              </table:table-cell>
              <table:table-cell office:value-type="float" office:value="61.5792">
                <text:p>61.5792</text:p>
              </table:table-cell>
            </table:table-row>
            <table:table-row>
              <table:table-cell office:value-type="string">
                <text:p>Interpolación Lineal</text:p>
                <draw:g>
                  <svg:desc>Hoja1.A4:Hoja1.A4</svg:desc>
                </draw:g>
              </table:table-cell>
              <table:table-cell office:value-type="float" office:value="29.8591">
                <text:p>29.8591</text:p>
                <draw:g>
                  <svg:desc>Hoja1.B4:Hoja1.F4</svg:desc>
                </draw:g>
              </table:table-cell>
              <table:table-cell office:value-type="float" office:value="51.6138">
                <text:p>51.6138</text:p>
              </table:table-cell>
              <table:table-cell office:value-type="float" office:value="19.3621">
                <text:p>19.3621</text:p>
              </table:table-cell>
              <table:table-cell office:value-type="float" office:value="86.5087">
                <text:p>86.5087</text:p>
              </table:table-cell>
              <table:table-cell office:value-type="float" office:value="43.6452">
                <text:p>43.6452</text:p>
              </table:table-cell>
            </table:table-row>
            <table:table-row>
              <table:table-cell office:value-type="string">
                <text:p>Splines con bloques de 4</text:p>
                <draw:g>
                  <svg:desc>Hoja1.A5:Hoja1.A5</svg:desc>
                </draw:g>
              </table:table-cell>
              <table:table-cell office:value-type="float" office:value="35.3717">
                <text:p>35.3717</text:p>
                <draw:g>
                  <svg:desc>Hoja1.B5:Hoja1.F5</svg:desc>
                </draw:g>
              </table:table-cell>
              <table:table-cell office:value-type="float" office:value="65.2409">
                <text:p>65.2409</text:p>
              </table:table-cell>
              <table:table-cell office:value-type="float" office:value="20.8447">
                <text:p>20.8447</text:p>
              </table:table-cell>
              <table:table-cell office:value-type="float" office:value="98.4989">
                <text:p>98.4989</text:p>
              </table:table-cell>
              <table:table-cell office:value-type="float" office:value="48.9282">
                <text:p>48.9282</text:p>
              </table:table-cell>
            </table:table-row>
            <table:table-row>
              <table:table-cell office:value-type="string">
                <text:p>Splines con bloques de 8</text:p>
                <draw:g>
                  <svg:desc>Hoja1.A6:Hoja1.A6</svg:desc>
                </draw:g>
              </table:table-cell>
              <table:table-cell office:value-type="float" office:value="33.5335">
                <text:p>33.5335</text:p>
                <draw:g>
                  <svg:desc>Hoja1.B6:Hoja1.F6</svg:desc>
                </draw:g>
              </table:table-cell>
              <table:table-cell office:value-type="float" office:value="76.3302">
                <text:p>76.3302</text:p>
              </table:table-cell>
              <table:table-cell office:value-type="float" office:value="22.4604">
                <text:p>22.4604</text:p>
              </table:table-cell>
              <table:table-cell office:value-type="float" office:value="108.7">
                <text:p>108.7</text:p>
              </table:table-cell>
              <table:table-cell office:value-type="float" office:value="54.142">
                <text:p>54.142</text:p>
              </table:table-cell>
            </table:table-row>
            <table:table-row>
              <table:table-cell office:value-type="string">
                <text:p>Splines con bloques de 16</text:p>
                <draw:g>
                  <svg:desc>Hoja1.A7:Hoja1.A7</svg:desc>
                </draw:g>
              </table:table-cell>
              <table:table-cell office:value-type="float" office:value="37.763">
                <text:p>37.763</text:p>
                <draw:g>
                  <svg:desc>Hoja1.B7:Hoja1.F7</svg:desc>
                </draw:g>
              </table:table-cell>
              <table:table-cell office:value-type="float" office:value="80.32">
                <text:p>80.32</text:p>
              </table:table-cell>
              <table:table-cell office:value-type="float" office:value="23.8345">
                <text:p>23.8345</text:p>
              </table:table-cell>
              <table:table-cell office:value-type="float" office:value="125.534">
                <text:p>125.534</text:p>
              </table:table-cell>
              <table:table-cell office:value-type="float" office:value="58.6143">
                <text:p>58.61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33cm" svg:y="0.316cm" chart:style-name="ch2">
          <text:p>Impacto del parámetro framesInternos</text:p>
        </chart:title>
        <chart:legend chart:legend-position="end" svg:x="10.608cm" svg:y="3.205cm" style:legend-expansion="high" chart:style-name="ch3"/>
        <chart:plot-area chart:style-name="ch4" table:cell-range-address="Hoja1.A49:Hoja1.G54" chart:data-source-has-labels="both" svg:x="1.331cm" svg:y="1.301cm" svg:width="8.957cm" svg:height="6.538cm">
          <chartooo:coordinate-region svg:x="2.138cm" svg:y="1.5cm" svg:width="7.964cm" svg:height="5.692cm"/>
          <chart:axis chart:dimension="x" chart:name="primary-x" chart:style-name="ch5" chartooo:axis-type="auto">
            <chartooo:date-scale/>
            <chart:title svg:x="3.754cm" svg:y="8.019cm" chart:style-name="ch6">
              <text:p>#framesInternos eliminados</text:p>
            </chart:title>
            <chart:categories table:cell-range-address="Hoja1.B49:Hoja1.G49"/>
            <chart:grid chart:style-name="ch7" chart:class="major"/>
          </chart:axis>
          <chart:axis chart:dimension="y" chart:name="primary-y" chart:style-name="ch5">
            <chart:title svg:x="0.451cm" svg:y="5.712cm" chart:style-name="ch8">
              <text:p>ECM promedio</text:p>
            </chart:title>
            <chart:grid chart:style-name="ch7" chart:class="major"/>
          </chart:axis>
          <chart:series chart:style-name="ch9" chart:values-cell-range-address="Hoja1.B50:Hoja1.G50" chart:label-cell-address="Hoja1.A50:Hoja1.A50" chart:class="chart:line">
            <chart:data-point chart:repeated="6"/>
          </chart:series>
          <chart:series chart:style-name="ch10" chart:values-cell-range-address="Hoja1.B51:Hoja1.G51" chart:label-cell-address="Hoja1.A51:Hoja1.A51" chart:class="chart:line">
            <chart:data-point chart:repeated="6"/>
          </chart:series>
          <chart:series chart:style-name="ch11" chart:values-cell-range-address="Hoja1.B52:Hoja1.G52" chart:label-cell-address="Hoja1.A52:Hoja1.A52" chart:class="chart:line">
            <chart:data-point chart:repeated="6"/>
          </chart:series>
          <chart:series chart:style-name="ch12" chart:values-cell-range-address="Hoja1.B53:Hoja1.G53" chart:label-cell-address="Hoja1.A53:Hoja1.A53" chart:class="chart:line">
            <chart:data-point chart:repeated="6"/>
          </chart:series>
          <chart:series chart:style-name="ch13" chart:values-cell-range-address="Hoja1.B54:Hoja1.G54" chart:label-cell-address="Hoja1.A54:Hoja1.A54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/>
                <draw:g>
                  <svg:desc>Hoja1.B49:Hoja1.G49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Vecino Más cercano</text:p>
                <draw:g>
                  <svg:desc>Hoja1.A50:Hoja1.A50</svg:desc>
                </draw:g>
              </table:table-cell>
              <table:table-cell office:value-type="float" office:value="109.3185">
                <text:p>109.3185</text:p>
                <draw:g>
                  <svg:desc>Hoja1.B50:Hoja1.G50</svg:desc>
                </draw:g>
              </table:table-cell>
              <table:table-cell office:value-type="float" office:value="191.225983333333">
                <text:p>191.225983333333</text:p>
              </table:table-cell>
              <table:table-cell office:value-type="float" office:value="263.127616666667">
                <text:p>263.127616666667</text:p>
              </table:table-cell>
              <table:table-cell office:value-type="float" office:value="328.871166666667">
                <text:p>328.871166666667</text:p>
              </table:table-cell>
              <table:table-cell office:value-type="float" office:value="381.200166666667">
                <text:p>381.200166666667</text:p>
              </table:table-cell>
              <table:table-cell office:value-type="float" office:value="442.061166666667">
                <text:p>442.061166666667</text:p>
              </table:table-cell>
            </table:table-row>
            <table:table-row>
              <table:table-cell office:value-type="string">
                <text:p>Interpolación Lineal</text:p>
                <draw:g>
                  <svg:desc>Hoja1.A51:Hoja1.A51</svg:desc>
                </draw:g>
              </table:table-cell>
              <table:table-cell office:value-type="float" office:value="76.7528166666667">
                <text:p>76.7528166666667</text:p>
                <draw:g>
                  <svg:desc>Hoja1.B51:Hoja1.G51</svg:desc>
                </draw:g>
              </table:table-cell>
              <table:table-cell office:value-type="float" office:value="142.3257">
                <text:p>142.3257</text:p>
              </table:table-cell>
              <table:table-cell office:value-type="float" office:value="201.01645">
                <text:p>201.01645</text:p>
              </table:table-cell>
              <table:table-cell office:value-type="float" office:value="250.0491">
                <text:p>250.0491</text:p>
              </table:table-cell>
              <table:table-cell office:value-type="float" office:value="291.281166666667">
                <text:p>291.281166666667</text:p>
              </table:table-cell>
              <table:table-cell office:value-type="float" office:value="338.3945">
                <text:p>338.3945</text:p>
              </table:table-cell>
            </table:table-row>
            <table:table-row>
              <table:table-cell office:value-type="string">
                <text:p>Splines con bloques de 4</text:p>
                <draw:g>
                  <svg:desc>Hoja1.A52:Hoja1.A52</svg:desc>
                </draw:g>
              </table:table-cell>
              <table:table-cell office:value-type="float" office:value="87.5980666666667">
                <text:p>87.5980666666667</text:p>
                <draw:g>
                  <svg:desc>Hoja1.B52:Hoja1.G52</svg:desc>
                </draw:g>
              </table:table-cell>
              <table:table-cell office:value-type="float" office:value="161.912666666667">
                <text:p>161.912666666667</text:p>
              </table:table-cell>
              <table:table-cell office:value-type="float" office:value="227.768516666667">
                <text:p>227.768516666667</text:p>
              </table:table-cell>
              <table:table-cell office:value-type="float" office:value="285.66485">
                <text:p>285.66485</text:p>
              </table:table-cell>
              <table:table-cell office:value-type="float" office:value="330.148166666667">
                <text:p>330.148166666667</text:p>
              </table:table-cell>
              <table:table-cell office:value-type="float" office:value="380.5365">
                <text:p>380.5365</text:p>
              </table:table-cell>
            </table:table-row>
            <table:table-row>
              <table:table-cell office:value-type="string">
                <text:p>Splines con bloques de 8</text:p>
                <draw:g>
                  <svg:desc>Hoja1.A53:Hoja1.A53</svg:desc>
                </draw:g>
              </table:table-cell>
              <table:table-cell office:value-type="float" office:value="96.86935">
                <text:p>96.86935</text:p>
                <draw:g>
                  <svg:desc>Hoja1.B53:Hoja1.G53</svg:desc>
                </draw:g>
              </table:table-cell>
              <table:table-cell office:value-type="float" office:value="175.282583333333">
                <text:p>175.282583333333</text:p>
              </table:table-cell>
              <table:table-cell office:value-type="float" office:value="245.728016666667">
                <text:p>245.728016666667</text:p>
              </table:table-cell>
              <table:table-cell office:value-type="float" office:value="306.054166666667">
                <text:p>306.054166666667</text:p>
              </table:table-cell>
              <table:table-cell office:value-type="float" office:value="356.145">
                <text:p>356.145</text:p>
              </table:table-cell>
              <table:table-cell office:value-type="float" office:value="416.466666666667">
                <text:p>416.466666666667</text:p>
              </table:table-cell>
            </table:table-row>
            <table:table-row>
              <table:table-cell office:value-type="string">
                <text:p>Splines con bloques de 16</text:p>
                <draw:g>
                  <svg:desc>Hoja1.A54:Hoja1.A54</svg:desc>
                </draw:g>
              </table:table-cell>
              <table:table-cell office:value-type="float" office:value="104.257966666667">
                <text:p>104.257966666667</text:p>
                <draw:g>
                  <svg:desc>Hoja1.B54:Hoja1.G54</svg:desc>
                </draw:g>
              </table:table-cell>
              <table:table-cell office:value-type="float" office:value="189.829483333333">
                <text:p>189.829483333333</text:p>
              </table:table-cell>
              <table:table-cell office:value-type="float" office:value="256.24935">
                <text:p>256.24935</text:p>
              </table:table-cell>
              <table:table-cell office:value-type="float" office:value="327.921666666667">
                <text:p>327.921666666667</text:p>
              </table:table-cell>
              <table:table-cell office:value-type="float" office:value="374.5535">
                <text:p>374.5535</text:p>
              </table:table-cell>
              <table:table-cell office:value-type="float" office:value="426.006666666667">
                <text:p>426.00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483cm" svg:y="0.316cm" chart:style-name="ch2">
          <text:p>Efectividad según PSNR</text:p>
        </chart:title>
        <chart:legend chart:legend-position="top" svg:x="5.293cm" svg:y="1.306cm" style:legend-expansion="wide" chart:style-name="ch3"/>
        <chart:plot-area chart:style-name="ch4" table:cell-range-address="Hoja1.A81:Hoja1.B86" chart:data-source-has-labels="both" svg:x="1.331cm" svg:y="2.084cm" svg:width="14.349cm" svg:height="5.755cm">
          <chartooo:coordinate-region svg:x="5.63cm" svg:y="2.084cm" svg:width="9.718cm" svg:height="5.108cm"/>
          <chart:axis chart:dimension="x" chart:name="primary-x" chart:style-name="ch5" chartooo:axis-type="auto">
            <chartooo:date-scale/>
            <chart:title svg:x="0.451cm" svg:y="5.561cm" chart:style-name="ch6">
              <text:p>Método</text:p>
            </chart:title>
            <chart:categories table:cell-range-address="Hoja1.A82:Hoja1.A86"/>
            <chart:grid chart:style-name="ch7" chart:class="major"/>
          </chart:axis>
          <chart:axis chart:dimension="y" chart:name="primary-y" chart:style-name="ch8">
            <chart:title svg:x="7.548cm" svg:y="8.019cm" chart:style-name="ch9">
              <text:p>PSNR en db</text:p>
            </chart:title>
            <chart:grid chart:style-name="ch7" chart:class="major"/>
          </chart:axis>
          <chart:series chart:style-name="ch10" chart:values-cell-range-address="Hoja1.B82:Hoja1.B86" chart:label-cell-address="Hoja1.B81:Hoja1.B8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medio entre todos los inputs</text:p>
                <draw:g>
                  <svg:desc>Hoja1.B81:Hoja1.B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Vecino Más cercano</text:p>
                <draw:g>
                  <svg:desc>Hoja1.A82:Hoja1.A86</svg:desc>
                </draw:g>
              </table:table-cell>
              <table:table-cell office:value-type="float" office:value="32.2013333333333">
                <text:p>32.2013333333333</text:p>
                <draw:g>
                  <svg:desc>Hoja1.B82:Hoja1.B86</svg:desc>
                </draw:g>
              </table:table-cell>
            </table:table-row>
            <table:table-row>
              <table:table-cell office:value-type="string">
                <text:p>Interpolación Lineal</text:p>
              </table:table-cell>
              <table:table-cell office:value-type="float" office:value="32.9564666666667">
                <text:p>32.9564666666667</text:p>
              </table:table-cell>
            </table:table-row>
            <table:table-row>
              <table:table-cell office:value-type="string">
                <text:p>Splines con bloques de 4</text:p>
              </table:table-cell>
              <table:table-cell office:value-type="float" office:value="32.5953666666667">
                <text:p>32.5953666666667</text:p>
              </table:table-cell>
            </table:table-row>
            <table:table-row>
              <table:table-cell office:value-type="string">
                <text:p>Splines con bloques de 8</text:p>
              </table:table-cell>
              <table:table-cell office:value-type="float" office:value="32.0682333333333">
                <text:p>32.0682333333333</text:p>
              </table:table-cell>
            </table:table-row>
            <table:table-row>
              <table:table-cell office:value-type="string">
                <text:p>Splines con bloques de 16</text:p>
              </table:table-cell>
              <table:table-cell office:value-type="float" office:value="31.6311333333333">
                <text:p>31.6311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